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mbria" svg:font-family="Cambria, serif"/>
    <style:font-face style:name="Liberation Mono" svg:font-family="'Liberation Mono'" style:font-family-generic="modern" style:font-pitch="fixed"/>
    <style:font-face style:name="Liberation Mono1" svg:font-family="'Liberation Mono', monospace"/>
    <style:font-face style:name="Liberation Sans" svg:font-family="'Liberation Sans'" style:font-family-generic="swiss" style:font-pitch="variable"/>
    <style:font-face style:name="Liberation Sans1" svg:font-family="'Liberation Sans', sans-serif"/>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2">
      <loext:graphic-properties draw:fill="none" draw:fill-color="#ffffff"/>
      <style:paragraph-properties fo:margin-top="0.349cm" fo:margin-bottom="0.21cm" style:contextual-spacing="false" fo:background-color="transparent"/>
      <style:text-properties style:font-name="Liberation Serif1" fo:font-size="12pt" fo:font-weight="normal"/>
    </style:style>
    <style:style style:name="P2" style:family="paragraph" style:parent-style-name="Heading_20_2">
      <loext:graphic-properties draw:fill="none" draw:fill-color="#ffffff"/>
      <style:paragraph-properties fo:margin-top="0.349cm" fo:margin-bottom="0.21cm" style:contextual-spacing="false" fo:background-color="transparent"/>
      <style:text-properties style:font-name="Liberation Serif1" fo:font-size="12pt" fo:font-weight="bold"/>
    </style:style>
    <style:style style:name="P3" style:family="paragraph" style:parent-style-name="Text_20_body">
      <style:paragraph-properties fo:margin-top="0cm" fo:margin-bottom="0.25cm" style:contextual-spacing="false" fo:line-height="115%"/>
      <style:text-properties fo:font-weight="bold"/>
    </style:style>
    <style:style style:name="P4" style:family="paragraph" style:parent-style-name="Text_20_body">
      <loext:graphic-properties draw:fill="none" draw:fill-color="#ffffff"/>
      <style:paragraph-properties fo:margin-top="0cm" fo:margin-bottom="0.25cm" style:contextual-spacing="false" fo:line-height="115%" fo:background-color="transparent"/>
      <style:text-properties fo:font-weight="bold"/>
    </style:style>
    <style:style style:name="P5" style:family="paragraph" style:parent-style-name="Text_20_body">
      <loext:graphic-properties draw:fill="none" draw:fill-color="#ffffff"/>
      <style:paragraph-properties fo:margin-top="0cm" fo:margin-bottom="0cm" style:contextual-spacing="false" fo:line-height="100%" fo:background-color="transparent"/>
      <style:text-properties fo:font-weight="bold"/>
    </style:style>
    <style:style style:name="P6" style:family="paragraph" style:parent-style-name="Text_20_body">
      <loext:graphic-properties draw:fill="none" draw:fill-color="#ffffff"/>
      <style:paragraph-properties fo:margin-top="0cm" fo:margin-bottom="0.25cm" style:contextual-spacing="false" fo:line-height="115%" fo:background-color="transparent"/>
    </style:style>
    <style:style style:name="P7" style:family="paragraph" style:parent-style-name="Text_20_body">
      <loext:graphic-properties draw:fill="none" draw:fill-color="#ffffff"/>
      <style:paragraph-properties fo:margin-top="0cm" fo:margin-bottom="0cm" style:contextual-spacing="false" fo:line-height="100%" fo:background-color="transparent"/>
    </style:style>
    <style:style style:name="P8" style:family="paragraph" style:parent-style-name="Text_20_body">
      <loext:graphic-properties draw:fill="none" draw:fill-color="#ffffff"/>
      <style:paragraph-properties fo:margin-top="0cm" fo:margin-bottom="0.25cm" style:contextual-spacing="false" fo:line-height="115%" fo:background-color="transparent"/>
      <style:text-properties fo:font-weight="normal"/>
    </style:style>
    <style:style style:name="P9" style:family="paragraph" style:parent-style-name="Text_20_body">
      <loext:graphic-properties draw:fill="none" draw:fill-color="#ffffff"/>
      <style:paragraph-properties fo:margin-top="0cm" fo:margin-bottom="0cm" style:contextual-spacing="false" fo:line-height="100%" fo:background-color="transparent"/>
      <style:text-properties fo:font-variant="normal" fo:text-transform="none" fo:color="#000000" loext:opacity="100%" style:text-line-through-style="none" style:text-line-through-type="none" style:font-name="Cambria" fo:font-size="12pt" fo:font-style="normal" style:text-underline-style="none" fo:font-weight="normal" style:text-blinking="false" fo:background-color="transparent"/>
    </style:style>
    <style:style style:name="P10" style:family="paragraph" style:parent-style-name="Text_20_body">
      <loext:graphic-properties draw:fill="none" draw:fill-color="#ffffff"/>
      <style:paragraph-properties fo:margin-top="0cm" fo:margin-bottom="0.25cm" style:contextual-spacing="false" fo:line-height="115%" fo:background-color="transparent"/>
      <style:text-properties style:font-name="Liberation Serif1"/>
    </style:style>
    <style:style style:name="T1" style:family="text">
      <style:text-properties fo:font-variant="normal" fo:text-transform="none" fo:color="#000000" loext:opacity="100%" style:text-line-through-style="none" style:text-line-through-type="none" style:font-name="Cambria" fo:font-size="12pt" fo:font-style="normal" style:text-underline-style="none" fo:font-weight="normal" style:text-blinking="false" fo:background-color="transparent" loext:char-shading-value="0"/>
    </style:style>
    <style:style style:name="T2" style:family="text">
      <style:text-properties style:font-name="Liberation Serif1"/>
    </style:style>
    <style:style style:name="T3" style:family="text">
      <style:text-properties officeooo:rsid="0000fc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Entrance</text:p>
      <text:p text:style-name="P6">Good afternoon to everyone. I’m Francisco from Universidad Mayor in Chile. This is my first time at <text:span text:style-name="T3">IGARSS</text:span>. I am glad to be here to present this work about drought <text:span text:style-name="T3">across</text:span> Chile.</text:p>
      <text:p text:style-name="P7">To begin, let me provide some background.</text:p>
      <text:p text:style-name="P7"/>
      <text:p text:style-name="P5">2. Motivation</text:p>
      <text:p text:style-name="P7"/>
      <text:p text:style-name="P7">According to the Sixth Assessment Report of the IPCC global warming, as a result of human-induced greenhouse gas emissions, has increased the frequency and intensity of drought.</text:p>
      <text:p text:style-name="P7"/>
      <text:p text:style-name="P7">Further, the IPCC suggests that there is a medium to high degree of confidence that rising temperatures will increase the extent, frequency, and severity of agricultural and ecological droughts.</text:p>
      <text:p text:style-name="P7"/>
      <text:p text:style-name="P7">On the other hand, since 2010, the north-central part of Chile has suffered a persistent precipitation deficit, defined as a megadrought, which has impacted the Chilean ecosystem and consequently makes it highly vulnerable to climate change.</text:p>
      <text:p text:style-name="P7"/>
      <text:p text:style-name="P7">The figures in the slide show the time series of the Standardized Precipitation Evapotranspiration Index for 24 months since 1981. We aggregated the monthly values for five macrozones across Chile: Norte Grande, Norte Chico, Centro, Sur, and Austral. The SPEI reflects the combined effect of precipitation and atmospheric evaporative demand. We can observe that the megadrought in northern Chile began even before 2010.</text:p>
      <text:p text:style-name="P7"/>
      <text:p text:style-name="P7">Therefore, in this work, we aim to assess the following across continental Chile: </text:p>
      <text:p text:style-name="P7"/>
      <text:p text:style-name="P7">i) The short- to long-term temporal trends in multi-scalar drought indices of water demand, water supply, soil moisture; and the trend in vegetation productivity.</text:p>
      <text:p text:style-name="P7">ii) the relationship of vegetation productivity with these drought indices.</text:p>
      <text:p text:style-name="P6"/>
      <text:p text:style-name="P5">3. Study Area</text:p>
      <text:p text:style-name="P7"/>
      <text:p text:style-name="P7">Chile's unique climatic and ecosystem types make it an excellent natural laboratory for climate and ecosystem research.</text:p>
      <text:p text:style-name="P7"/>
      <text:p text:style-name="P6">To summarize the results, we divided Chile into five marcozones, as previously shown.</text:p>
      <text:p text:style-name="P7"> </text:p>
      <text:p text:style-name="P7">The map on the left depicts Chile's climate. In the north, it is arid; in the center, it is Mediterranean; in the south, it is oceanic; and in the austral part, it is tundra.</text:p>
      <text:p text:style-name="P7"/>
      <text:p text:style-name="P7">The Andes Mountains determine the topography of Chile, as shown on the second map.</text:p>
      <text:p text:style-name="P7"/>
      <text:p text:style-name="P7">The third map shows the landcover types for 2021, and the map on the right shows the landcover persistence for 2001–2021. In the north of Chile, barren land and shrubland predominate; in the center, savanna; and in the south, forest and grassland.</text:p>
      <text:p text:style-name="P5">3. Data</text:p>
      <text:p text:style-name="P7"/>
      <text:p text:style-name="P7"><text:soft-page-break/>We used ERA5-Land reanalysis to derive the drought indices. For 1981–2023, we used precipitation, temperature, and soil moisture within 1 meter of depth. To calculate atmospheric evaporative demand, we used Hagraves' method, which depends on temperature and location. We then calculate the drought indices based on these variables. We selected the evaporative demand drought index (EDDI) for water demand. For water supply, we use the well-known Standardized Precipitation Index (SPI); for the combined effect of water supply and demand, we use the SPEI; and for soil moisture, we use the Standardized Soil Moisture Index (SSI). </text:p>
      <text:p text:style-name="P7"/>
      <text:p text:style-name="P7">For vegetation, we used two products from MODIS. The MOD13A3 which provides time-series of monthly NDVI for 2000–2023, and the MCD12Q1 provides annual landcover types for 2001–2021. From the landcover product, we derived a persistent mask that retains the classes that remain for more than 80% of the years. From the NDVI, we derived a proxy for vegetation productivity, the zcNDVI. Using the persistent landcover classes, we mask the zcNDVI. To prevent vegetation productivity from being affected by variations in landcover surface.</text:p>
      <text:p text:style-name="P7"/>
      <text:p text:style-name="P5">4. Drought indices</text:p>
      <text:h text:style-name="P1" text:outline-level="2">To derive the drought indices, we used a non-parametric approach based on the inverse normal approximation. The drought indices were calculated for short-term at 1, 3, and 6 months and long-term at 12, 24, and 36 months. We used the vegetation productivity proxy zcNDVI, which corresponds to an anomaly in cumulative NDVI over a period of six months.</text:h>
      <text:p text:style-name="P7"/>
      <text:p text:style-name="P5">5. Analysis</text:p>
      <text:p text:style-name="P7"/>
      <text:p text:style-name="P7">For the trend analysis, we used the Mann-Kendall test to determine if there were positive or negative significances.. To calculate the magnitude of the trend, we used Sen's slope method. We calculated the trend for the drought indices from 1981 to 2023. For zcNDVI, it was for 2000–2023, taking into account the persistence landcover mask.</text:p>
      <text:p text:style-name="P7"/>
      <text:p text:style-name="P7">For the correlation between drought indices and vegetation productivity, we used the monthly time series of zcNDVI and correlated it against the drought index per time scale. We made a pixel-to-pixel correlation. Resulting in two raster maps: 1) where each pixel contains the time scale values for each drought index that reached its maximum correlation, and 2) where each pixel has the magnitude of the correlation.</text:p>
      <text:p text:style-name="P7"/>
      <text:p text:style-name="P5">6) Results: Trends in drought indices</text:p>
      <text:p text:style-name="P6"/>
      <text:p text:style-name="P8">The maps in the lower part show the spatial variation of the trend in the drought index SPEI and EDDI for the short- to long-term scales. White spaces on the maps indicate a non-significant trend. The figures on top show the trends aggregated per macrozone and time scale for the four drought indices.</text:p>
      <text:p text:style-name="P8">SPI and SPEI have a decreasing trend from “Norte Chico” to “Sur.” However, there is an increasing trend in “Austral.” At higher time scales, the degree of the trend decreases. EDDI showed a positive trend for the whole of continental Chile, with a higher trend toward the north and a descending gradient toward the south. At higher time scales, the degree of trend increases.</text:p>
      <text:p text:style-name="P4">7) Results: Trends in zcNDVI</text:p>
      <text:p text:style-name="P9"><text:soft-page-break/>There is a negative trend in “Norte Chico” and “Centro”. Vegetation reached its lowest values for 2019-2022, with an extreme condition in early 2020 and 2022 in the “Norte Chico” and “Centro”. The “Sur” and “Austral” show a positive trend .</text:p>
      <text:p text:style-name="P6"/>
      <text:p text:style-name="P4">8) zcNDVI vs drought indices</text:p>
      <text:p text:style-name="P7"><text:span text:style-name="T1">The left-hand map shows the time-scales that reached the highest coefficient of determination in the regression analysis between zcNDVI and drought indices over short- to long-term time scales. Most of the indices reached the maximum correlation for time scales above 12 months. However, the predominant scales for SSI are 6 and 12 months.</text:span></text:p>
      <text:p text:style-name="P6"/>
      <text:p text:style-name="P9">The right-hand map shows the Pearson correlation values. The SSI showed to be the index that has a major spatial extension with a higher correlation.</text:p>
      <text:p text:style-name="P6"/>
      <text:h text:style-name="P2" text:outline-level="2">9) Summary and outlook</text:h>
      <text:p text:style-name="P6"><text:span text:style-name="T2">We found a </text:span><text:span text:style-name="Source_20_Text"><text:span text:style-name="T2">significant trend</text:span></text:span> <text:span text:style-name="T2">toward </text:span><text:span text:style-name="Source_20_Text"><text:span text:style-name="T2">decreasing</text:span></text:span> <text:span text:style-name="T2">water </text:span> <text:span text:style-name="T2">in most of the Chilean territory.</text:span></text:p>
      <text:p text:style-name="P6"><text:span text:style-name="T2">The whole country showed an </text:span><text:span text:style-name="Source_20_Text"><text:span text:style-name="T2">increase</text:span></text:span> <text:span text:style-name="T2">in water </text:span><text:span text:style-name="Source_20_Text"><text:span text:style-name="T2">demand</text:span></text:span> <text:span text:style-name="T2">due to increasing temperatures.</text:span></text:p>
      <text:p text:style-name="P6"><text:span text:style-name="T2">The magnitude of the </text:span><text:span text:style-name="Source_20_Text"><text:span text:style-name="T2">trends</text:span></text:span> <text:span text:style-name="T2">are </text:span><text:span text:style-name="Source_20_Text"><text:span text:style-name="T2">stronger</text:span></text:span> <text:span text:style-name="T2">for </text:span><text:span text:style-name="Source_20_Text"><text:span text:style-name="T2">lo</text:span></text:span><text:span text:style-name="T2">.</text:span></text:p>
      <text:p text:style-name="P6"><text:span text:style-name="T2">The change in </text:span><text:span text:style-name="Source_20_Text"><text:span text:style-name="T2">vegetation productivity</text:span></text:span> <text:span text:style-name="T2">has been </text:span><text:span text:style-name="Source_20_Text"><text:span text:style-name="T2">severe</text:span></text:span> <text:span text:style-name="T2">in the </text:span><text:span text:style-name="Source_20_Text"><text:span text:style-name="T2">north-central</text:span></text:span> <text:span text:style-name="T2">part of the country.</text:span></text:p>
      <text:p text:style-name="P6"><text:span text:style-name="T2">The anomaly in </text:span><text:span text:style-name="Source_20_Text"><text:span text:style-name="T2">soil moisture</text:span></text:span> <text:span text:style-name="T2">over </text:span><text:span text:style-name="Source_20_Text"><text:span text:style-name="T2">12 months</text:span></text:span> <text:span text:style-name="T2">is the main variable explaining the change in vegetation productivity (r-square = ~0.5 in north-central Chile).</text:span></text:p>
      <text:p text:style-name="P10">The variation in AED seems to intensify the drought impact on vegetation productivit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mbria" svg:font-family="Cambria, serif"/>
    <style:font-face style:name="Liberation Mono" svg:font-family="'Liberation Mono'" style:font-family-generic="modern" style:font-pitch="fixed"/>
    <style:font-face style:name="Liberation Mono1" svg:font-family="'Liberation Mono', monospace"/>
    <style:font-face style:name="Liberation Sans" svg:font-family="'Liberation Sans'" style:font-family-generic="swiss" style:font-pitch="variable"/>
    <style:font-face style:name="Liberation Sans1" svg:font-family="'Liberation Sans', sans-serif"/>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9T13:47:48.375156721</meta:creation-date>
    <dc:date>2024-07-09T13:56:29.184210072</dc:date>
    <meta:editing-duration>PT8M42S</meta:editing-duration>
    <meta:editing-cycles>1</meta:editing-cycles>
    <meta:document-statistic meta:table-count="0" meta:image-count="0" meta:object-count="0" meta:page-count="3" meta:paragraph-count="41" meta:word-count="1080" meta:character-count="6689" meta:non-whitespace-character-count="5650"/>
    <meta:generator>LibreOffice/7.5.9.2$Linux_X86_64 LibreOffice_project/50$Build-2</meta:generator>
  </office:meta>
</office:document-meta>
</file>